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495cm" svg:height="0.475cm" svg:x="8.763cm" svg:y="2.016cm">
          <draw:text-box>
            <text:p text:style-name="P1"><text:span text:style-name="T1">Use Cases - Brief</text:span></text:p>
          </draw:text-box>
        </draw:frame>
        <draw:frame draw:style-name="gr1" draw:text-style-name="P2" draw:layer="layout" svg:width="5.124cm" svg:height="0.475cm" svg:x="2.004cm" svg:y="2.989cm">
          <draw:text-box>
            <text:p text:style-name="P1"><text:span text:style-name="T1">Use Case 0: WG erstellen</text:span></text:p>
          </draw:text-box>
        </draw:frame>
        <draw:frame draw:style-name="gr1" draw:text-style-name="P2" draw:layer="layout" svg:width="16.952cm" svg:height="0.475cm" svg:x="2.004cm" svg:y="3.476cm">
          <draw:text-box>
            <text:p text:style-name="P1"><text:span text:style-name="T2">Der Nutzer legt eine neue WG an, wobei die Anzahl und Art der Räume bestimmt wird und</text:span></text:p>
          </draw:text-box>
        </draw:frame>
        <draw:frame draw:style-name="gr1" draw:text-style-name="P2" draw:layer="layout" svg:width="15.873cm" svg:height="0.475cm" svg:x="2.004cm" svg:y="3.963cm">
          <draw:text-box>
            <text:p text:style-name="P1"><text:span text:style-name="T2">das System für jeden Bewohner ein Profil anlegt und diesen auffordert, ein Passwort</text:span></text:p>
          </draw:text-box>
        </draw:frame>
        <draw:frame draw:style-name="gr1" draw:text-style-name="P2" draw:layer="layout" svg:width="2.296cm" svg:height="0.475cm" svg:x="2.004cm" svg:y="4.45cm">
          <draw:text-box>
            <text:p text:style-name="P1"><text:span text:style-name="T2">festzulegen.</text:span></text:p>
          </draw:text-box>
        </draw:frame>
        <draw:frame draw:style-name="gr1" draw:text-style-name="P2" draw:layer="layout" svg:width="6.085cm" svg:height="0.475cm" svg:x="2.004cm" svg:y="5.424cm">
          <draw:text-box>
            <text:p text:style-name="P1"><text:span text:style-name="T1">Use Case 1: WG konfigurieren</text:span></text:p>
          </draw:text-box>
        </draw:frame>
        <draw:frame draw:style-name="gr1" draw:text-style-name="P2" draw:layer="layout" svg:width="16.986cm" svg:height="0.475cm" svg:x="2.004cm" svg:y="5.91cm">
          <draw:text-box>
            <text:p text:style-name="P1"><text:span text:style-name="T2">Der Nutzer kann das Profil eines Bewohners hinzufügen, löschen oder bearbeiten (Namen</text:span></text:p>
          </draw:text-box>
        </draw:frame>
        <draw:frame draw:style-name="gr1" draw:text-style-name="P2" draw:layer="layout" svg:width="4.417cm" svg:height="0.475cm" svg:x="2.004cm" svg:y="6.397cm">
          <draw:text-box>
            <text:p text:style-name="P1"><text:span text:style-name="T2">oder Passwort ändern).</text:span></text:p>
          </draw:text-box>
        </draw:frame>
        <draw:frame draw:style-name="gr1" draw:text-style-name="P2" draw:layer="layout" svg:width="6.775cm" svg:height="0.475cm" svg:x="2.004cm" svg:y="7.371cm">
          <draw:text-box>
            <text:p text:style-name="P1"><text:span text:style-name="T1">Use Case 2: Im System einloggen</text:span></text:p>
          </draw:text-box>
        </draw:frame>
        <draw:frame draw:style-name="gr1" draw:text-style-name="P2" draw:layer="layout" svg:width="17.012cm" svg:height="0.475cm" svg:x="2.004cm" svg:y="7.858cm">
          <draw:text-box>
            <text:p text:style-name="P1"><text:span text:style-name="T2">Der Nutzer wählt sein Profil aus und gibt sein Passwort ein. Er ist nun eingeloggt und kann</text:span></text:p>
          </draw:text-box>
        </draw:frame>
        <draw:frame draw:style-name="gr1" draw:text-style-name="P2" draw:layer="layout" svg:width="3.854cm" svg:height="0.475cm" svg:x="2.004cm" svg:y="8.345cm">
          <draw:text-box>
            <text:p text:style-name="P1"><text:span text:style-name="T2">das System nutzen. </text:span></text:p>
          </draw:text-box>
        </draw:frame>
        <draw:frame draw:style-name="gr1" draw:text-style-name="P2" draw:layer="layout" svg:width="5.988cm" svg:height="0.475cm" svg:x="2.004cm" svg:y="9.318cm">
          <draw:text-box>
            <text:p text:style-name="P1"><text:span text:style-name="T1">Use Case 3: Termin verwalten</text:span></text:p>
          </draw:text-box>
        </draw:frame>
        <draw:frame draw:style-name="gr1" draw:text-style-name="P2" draw:layer="layout" svg:width="16.398cm" svg:height="0.475cm" svg:x="2.004cm" svg:y="9.805cm">
          <draw:text-box>
            <text:p text:style-name="P1"><text:span text:style-name="T2">Das System bietet die Möglichkeit einen neuen Termin anzulegen. Der Nutzer muss die</text:span></text:p>
          </draw:text-box>
        </draw:frame>
        <draw:frame draw:style-name="gr1" draw:text-style-name="P2" draw:layer="layout" svg:width="17.435cm" svg:height="0.475cm" svg:x="2.004cm" svg:y="10.292cm">
          <draw:text-box>
            <text:p text:style-name="P1"><text:span text:style-name="T2">Details <text:s/>des Termins <text:s text:c="2"/>angeben <text:s/>und <text:s text:c="2"/>diese <text:s/>bestätigen. <text:s text:c="2"/>Das <text:s/>System <text:s text:c="2"/>trägt <text:s/>diesen <text:s/>in <text:s/>den</text:span></text:p>
          </draw:text-box>
        </draw:frame>
        <draw:frame draw:style-name="gr1" draw:text-style-name="P2" draw:layer="layout" svg:width="16.542cm" svg:height="0.475cm" svg:x="2.004cm" svg:y="10.779cm">
          <draw:text-box>
            <text:p text:style-name="P1"><text:span text:style-name="T2">passenden Teilplan ein. Außerdem kann ein Termin ausgewählt, bearbeitet und gelöscht</text:span></text:p>
          </draw:text-box>
        </draw:frame>
        <draw:frame draw:style-name="gr1" draw:text-style-name="P2" draw:layer="layout" svg:width="1.513cm" svg:height="0.475cm" svg:x="2.004cm" svg:y="11.266cm">
          <draw:text-box>
            <text:p text:style-name="P1"><text:span text:style-name="T2">werden.</text:span></text:p>
          </draw:text-box>
        </draw:frame>
        <draw:frame draw:style-name="gr1" draw:text-style-name="P2" draw:layer="layout" svg:width="6.098cm" svg:height="0.475cm" svg:x="2.004cm" svg:y="12.239cm">
          <draw:text-box>
            <text:p text:style-name="P1"><text:span text:style-name="T1">Use Case 4: Ansicht wechseln</text:span></text:p>
          </draw:text-box>
        </draw:frame>
        <draw:frame draw:style-name="gr1" draw:text-style-name="P2" draw:layer="layout" svg:width="17.448cm" svg:height="0.475cm" svg:x="2.004cm" svg:y="12.726cm">
          <draw:text-box>
            <text:p text:style-name="P1"><text:span text:style-name="T2">Es <text:s text:c="2"/>können <text:s text:c="2"/>verschiedene <text:s text:c="2"/>Teilpläne <text:s text:c="2"/>(privat, <text:s text:c="2"/>gemeinschaftlich, <text:s text:c="2"/>Putzplan, <text:s text:c="2"/>Einkaufsliste)</text:span></text:p>
          </draw:text-box>
        </draw:frame>
        <draw:frame draw:style-name="gr1" draw:text-style-name="P2" draw:layer="layout" svg:width="6.695cm" svg:height="0.475cm" svg:x="2.004cm" svg:y="13.213cm">
          <draw:text-box>
            <text:p text:style-name="P1"><text:span text:style-name="T2">ausgewählt und angezeigt werden. </text:span></text:p>
          </draw:text-box>
        </draw:frame>
        <draw:frame draw:style-name="gr1" draw:text-style-name="P2" draw:layer="layout" svg:width="7.656cm" svg:height="0.475cm" svg:x="2.004cm" svg:y="14.187cm">
          <draw:text-box>
            <text:p text:style-name="P1"><text:span text:style-name="T1">Use Case 5: Pläne als Datei speichern</text:span></text:p>
          </draw:text-box>
        </draw:frame>
        <draw:frame draw:style-name="gr1" draw:text-style-name="P2" draw:layer="layout" svg:width="16.986cm" svg:height="0.475cm" svg:x="2.004cm" svg:y="14.673cm">
          <draw:text-box>
            <text:p text:style-name="P1"><text:span text:style-name="T2">Der Nutzer wählt einen Plan aus, den er speichern möchte und bestätigt dies. Das System</text:span></text:p>
          </draw:text-box>
        </draw:frame>
        <draw:frame draw:style-name="gr1" draw:text-style-name="P2" draw:layer="layout" svg:width="12.482cm" svg:height="0.475cm" svg:x="2.004cm" svg:y="15.16cm">
          <draw:text-box>
            <text:p text:style-name="P1"><text:span text:style-name="T2">konvertiert den ausgewählten Plan und speichert ihn als Datei ab. </text:span></text:p>
          </draw:text-box>
        </draw:frame>
        <draw:frame draw:style-name="gr1" draw:text-style-name="P2" draw:layer="layout" svg:width="9.006cm" svg:height="0.475cm" svg:x="2.004cm" svg:y="16.134cm">
          <draw:text-box>
            <text:p text:style-name="P1"><text:span text:style-name="T1">Use Case 6: Putzplanaufgaben konfigurieren</text:span></text:p>
          </draw:text-box>
        </draw:frame>
        <draw:frame draw:style-name="gr1" draw:text-style-name="P2" draw:layer="layout" svg:width="16.694cm" svg:height="0.475cm" svg:x="2.004cm" svg:y="16.621cm">
          <draw:text-box>
            <text:p text:style-name="P1"><text:span text:style-name="T2">Es können die verschiedenen Putzaufgaben der WG festgelegt und die Häufigkeit, in der</text:span></text:p>
          </draw:text-box>
        </draw:frame>
        <draw:frame draw:style-name="gr1" draw:text-style-name="P2" draw:layer="layout" svg:width="17.304cm" svg:height="0.475cm" svg:x="2.004cm" svg:y="17.108cm">
          <draw:text-box>
            <text:p text:style-name="P1"><text:span text:style-name="T2">sie <text:s text:c="2"/>anfallen, <text:s text:c="2"/>angegeben <text:s text:c="2"/>werden. <text:s text:c="2"/>Es <text:s text:c="2"/>können <text:s text:c="2"/>Aufgaben <text:s text:c="2"/>hinzugefügt, <text:s text:c="2"/>gelöscht <text:s text:c="2"/>und</text:span></text:p>
          </draw:text-box>
        </draw:frame>
        <draw:frame draw:style-name="gr1" draw:text-style-name="P2" draw:layer="layout" svg:width="13.595cm" svg:height="0.475cm" svg:x="2.004cm" svg:y="17.594cm">
          <draw:text-box>
            <text:p text:style-name="P1"><text:span text:style-name="T2">bearbeitet werden. Sie bilden die Grundlage und Vorlage des Putzplans.</text:span></text:p>
          </draw:text-box>
        </draw:frame>
        <draw:frame draw:style-name="gr1" draw:text-style-name="P2" draw:layer="layout" svg:width="6.373cm" svg:height="0.475cm" svg:x="2.004cm" svg:y="18.568cm">
          <draw:text-box>
            <text:p text:style-name="P1"><text:span text:style-name="T1">Use Case 7: Putzplan verwalten</text:span></text:p>
          </draw:text-box>
        </draw:frame>
        <draw:frame draw:style-name="gr1" draw:text-style-name="P2" draw:layer="layout" svg:width="16.343cm" svg:height="0.475cm" svg:x="2.004cm" svg:y="19.055cm">
          <draw:text-box>
            <text:p text:style-name="P1"><text:span text:style-name="T2">Es kann ein Putzplan für einen bestimmten Zeitraum erstellt werden. In diesem teilt der</text:span></text:p>
          </draw:text-box>
        </draw:frame>
        <draw:frame draw:style-name="gr1" draw:text-style-name="P2" draw:layer="layout" svg:width="16.559cm" svg:height="0.475cm" svg:x="2.004cm" svg:y="19.542cm">
          <draw:text-box>
            <text:p text:style-name="P1"><text:span text:style-name="T2">Nutzer die verschiedenen, zuvor festgelegten Putzaufgaben den WG-Mitgliedern jeweils</text:span></text:p>
          </draw:text-box>
        </draw:frame>
        <draw:frame draw:style-name="gr1" draw:text-style-name="P2" draw:layer="layout" svg:width="16.673cm" svg:height="0.475cm" svg:x="2.004cm" svg:y="20.029cm">
          <draw:text-box>
            <text:p text:style-name="P1"><text:span text:style-name="T2">wochenweise zu. Das System speichert den Plan und synchronisiert ihn mit den privaten</text:span></text:p>
          </draw:text-box>
        </draw:frame>
        <draw:frame draw:style-name="gr1" draw:text-style-name="P2" draw:layer="layout" svg:width="16.897cm" svg:height="0.475cm" svg:x="2.004cm" svg:y="20.515cm">
          <draw:text-box>
            <text:p text:style-name="P1"><text:span text:style-name="T2">Teilplänen. Außerdem können der Putzplan bzw. einzelne, zugeteilte Aufgaben bearbeitet,</text:span></text:p>
          </draw:text-box>
        </draw:frame>
        <draw:frame draw:style-name="gr1" draw:text-style-name="P2" draw:layer="layout" svg:width="7.982cm" svg:height="0.475cm" svg:x="2.004cm" svg:y="21.002cm">
          <draw:text-box>
            <text:p text:style-name="P1"><text:span text:style-name="T2">gelöscht und als erledigt markiert werden. </text:span></text:p>
          </draw:text-box>
        </draw:frame>
        <draw:frame draw:style-name="gr1" draw:text-style-name="P2" draw:layer="layout" svg:width="7.228cm" svg:height="0.475cm" svg:x="2.004cm" svg:y="21.976cm">
          <draw:text-box>
            <text:p text:style-name="P1"><text:span text:style-name="T1">Use Case 8: Einkaufsliste verwalten</text:span></text:p>
          </draw:text-box>
        </draw:frame>
        <draw:frame draw:style-name="gr1" draw:text-style-name="P2" draw:layer="layout" svg:width="16.148cm" svg:height="0.475cm" svg:x="2.004cm" svg:y="22.463cm">
          <draw:text-box>
            <text:p text:style-name="P1"><text:span text:style-name="T2">Es kann eine Einkaufsliste erstellt werden, in die jedes WG-Mitglied Artikel hinzufügen</text:span></text:p>
          </draw:text-box>
        </draw:frame>
        <draw:frame draw:style-name="gr1" draw:text-style-name="P2" draw:layer="layout" svg:width="16.707cm" svg:height="0.475cm" svg:x="2.004cm" svg:y="22.95cm">
          <draw:text-box>
            <text:p text:style-name="P1"><text:span text:style-name="T2">kann. Diese ist für alle einsehbar und kann von jedem Mitglied bearbeitet und als erledigt</text:span></text:p>
          </draw:text-box>
        </draw:frame>
        <draw:frame draw:style-name="gr1" draw:text-style-name="P2" draw:layer="layout" svg:width="3.16cm" svg:height="0.475cm" svg:x="2.004cm" svg:y="23.436cm">
          <draw:text-box>
            <text:p text:style-name="P1"><text:span text:style-name="T2">markiert werden.</text:span></text:p>
          </draw:text-box>
        </draw:frame>
        <draw:frame draw:style-name="gr1" draw:text-style-name="P2" draw:layer="layout" svg:width="5.264cm" svg:height="0.475cm" svg:x="2.004cm" svg:y="24.41cm">
          <draw:text-box>
            <text:p text:style-name="P1"><text:span text:style-name="T1">Use Case 9: Status setzen</text:span></text:p>
          </draw:text-box>
        </draw:frame>
        <draw:frame draw:style-name="gr1" draw:text-style-name="P2" draw:layer="layout" svg:width="16.571cm" svg:height="0.475cm" svg:x="2.004cm" svg:y="24.897cm">
          <draw:text-box>
            <text:p text:style-name="P1"><text:span text:style-name="T2">Der jeweilige Bewohner kann einen Status für einen gewünschten Zeitpunkt und dessen</text:span></text:p>
          </draw:text-box>
        </draw:frame>
        <draw:frame draw:style-name="gr1" draw:text-style-name="P2" draw:layer="layout" svg:width="14.611cm" svg:height="0.475cm" svg:x="2.004cm" svg:y="25.384cm">
          <draw:text-box>
            <text:p text:style-name="P1"><text:span text:style-name="T2">Dauer setzen. Dieser wird für jedes Mitglied im Gemeinschaftsplan angezeigt.</text:span></text:p>
          </draw:text-box>
        </draw:frame>
      </draw:page>
      <draw:page draw:name="page2" draw:style-name="dp1" draw:master-page-name="master-page18">
        <draw:frame draw:style-name="gr1" draw:text-style-name="P2" draw:layer="layout" svg:width="7.419cm" svg:height="0.475cm" svg:x="2.004cm" svg:y="2.016cm">
          <draw:text-box>
            <text:p text:style-name="P1"><text:span text:style-name="T1">Use Case 10: Aus System ausloggen</text:span></text:p>
          </draw:text-box>
        </draw:frame>
        <draw:frame draw:style-name="gr1" draw:text-style-name="P2" draw:layer="layout" svg:width="16.381cm" svg:height="0.475cm" svg:x="2.004cm" svg:y="2.503cm">
          <draw:text-box>
            <text:p text:style-name="P1"><text:span text:style-name="T2">Der Nutzer betätigt die Ausloggfunktion und ist nun aus dem System ausgeloggt d.h. er</text:span></text:p>
          </draw:text-box>
        </draw:frame>
        <draw:frame draw:style-name="gr1" draw:text-style-name="P2" draw:layer="layout" svg:width="10.941cm" svg:height="0.475cm" svg:x="2.004cm" svg:y="2.989cm">
          <draw:text-box>
            <text:p text:style-name="P1"><text:span text:style-name="T2">kann dieses erst nach erneutem Anmelden wieder nutz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2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"/>
    <meta:generator>LibreOffice/5.1.6.2$Linux_X86_64 LibreOffice_project/10m0$Build-2</meta:generator>
  </office:meta>
</office:document-meta>
</file>